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SpaceMono_Nerd_Font_4.ttf" manifest:media-type="application/x-font-ttf"/>
  <manifest:file-entry manifest:full-path="Fonts/Font_SpaceMono_Nerd_Font_3.ttf" manifest:media-type="application/x-font-ttf"/>
  <manifest:file-entry manifest:full-path="Fonts/Font_Fira_Sans_4.ttf" manifest:media-type="application/x-font-ttf"/>
  <manifest:file-entry manifest:full-path="Fonts/Font_SpaceMono_Nerd_Font_2.ttf" manifest:media-type="application/x-font-ttf"/>
  <manifest:file-entry manifest:full-path="Fonts/Font_Fira_Sans_3.ttf" manifest:media-type="application/x-font-ttf"/>
  <manifest:file-entry manifest:full-path="Fonts/Font_SpaceMono_Nerd_Font_1.ttf" manifest:media-type="application/x-font-ttf"/>
  <manifest:file-entry manifest:full-path="Fonts/Font_Fira_Sans_2.ttf" manifest:media-type="application/x-font-ttf"/>
  <manifest:file-entry manifest:full-path="Fonts/Font_Fira_Sans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ira Sans" svg:font-family="'Fira Sans'"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Fira Sans1" svg:font-family="'Fira Sans'" style:font-adornments="Regular" style:font-family-generic="swiss" style:font-pitch="variable">
      <svg:font-face-src>
        <svg:font-face-uri xlink:href="Fonts/Font_Fira_Sans_1.ttf" xlink:type="simple" loext:font-style="normal" loext:font-weight="normal">
          <svg:font-face-format svg:string="truetype"/>
        </svg:font-face-uri>
        <svg:font-face-uri xlink:href="Fonts/Font_Fira_Sans_2.ttf" xlink:type="simple" loext:font-style="normal" loext:font-weight="bold">
          <svg:font-face-format svg:string="truetype"/>
        </svg:font-face-uri>
        <svg:font-face-uri xlink:href="Fonts/Font_Fira_Sans_3.ttf" xlink:type="simple" loext:font-style="italic" loext:font-weight="normal">
          <svg:font-face-format svg:string="truetype"/>
        </svg:font-face-uri>
        <svg:font-face-uri xlink:href="Fonts/Font_Fira_Sans_4.ttf" xlink:type="simple" loext:font-style="italic" loext:font-weight="bold">
          <svg:font-face-format svg:string="truetype"/>
        </svg:font-face-uri>
      </svg:font-face-src>
    </style:font-face>
    <style:font-face style:name="Lucida Sans Unicode" svg:font-family="'Lucida Sans Unicode'" style:font-family-generic="system" style:font-pitch="variable"/>
    <style:font-face style:name="SpaceMono Nerd Font" svg:font-family="'SpaceMono Nerd Font'" style:font-adornments="Regular" style:font-pitch="fixed">
      <svg:font-face-src>
        <svg:font-face-uri xlink:href="Fonts/Font_SpaceMono_Nerd_Font_1.ttf" xlink:type="simple" loext:font-style="normal" loext:font-weight="normal">
          <svg:font-face-format svg:string="truetype"/>
        </svg:font-face-uri>
        <svg:font-face-uri xlink:href="Fonts/Font_SpaceMono_Nerd_Font_2.ttf" xlink:type="simple" loext:font-style="normal" loext:font-weight="bold">
          <svg:font-face-format svg:string="truetype"/>
        </svg:font-face-uri>
        <svg:font-face-uri xlink:href="Fonts/Font_SpaceMono_Nerd_Font_3.ttf" xlink:type="simple" loext:font-style="italic" loext:font-weight="normal">
          <svg:font-face-format svg:string="truetype"/>
        </svg:font-face-uri>
        <svg:font-face-uri xlink:href="Fonts/Font_SpaceMono_Nerd_Font_4.ttf" xlink:type="simple" loext:font-style="italic" loext:font-weight="bold">
          <svg:font-face-format svg:string="truetype"/>
        </svg:font-face-uri>
      </svg:font-face-src>
    </style:font-fac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irst_20_paragraph" style:master-page-name="">
      <loext:graphic-properties draw:fill="none"/>
      <style:paragraph-properties fo:margin-left="0in" fo:margin-right="0in" fo:margin-top="0.0598in" fo:margin-bottom="0.0598in" style:contextual-spacing="false" fo:text-indent="0in" style:auto-text-indent="false" style:page-number="auto" fo:background-color="transparent"/>
      <style:text-properties style:font-name="Fira Sans" officeooo:paragraph-rsid="0017daa7"/>
    </style:style>
    <style:style style:name="P2" style:family="paragraph" style:parent-style-name="First_20_paragraph">
      <style:paragraph-properties fo:margin-left="0in" fo:margin-right="0in" fo:text-indent="0in" style:auto-text-indent="false"/>
      <style:text-properties style:font-name="Fira Sans" officeooo:paragraph-rsid="0017daa7"/>
    </style:style>
    <style:style style:name="P3" style:family="paragraph" style:parent-style-name="First_20_paragraph">
      <style:paragraph-properties fo:margin-left="0in" fo:margin-right="0in" fo:text-indent="0in" style:auto-text-indent="false"/>
      <style:text-properties style:font-name="Fira Sans" officeooo:paragraph-rsid="001a6aa6"/>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text-properties officeooo:rsid="001951e2" officeooo:paragraph-rsid="001951e2"/>
    </style:style>
    <style:style style:name="P6" style:family="paragraph" style:parent-style-name="Text_20_body">
      <style:paragraph-properties fo:margin-left="0in" fo:margin-right="0in" fo:text-indent="0in" style:auto-text-indent="false"/>
      <style:text-properties officeooo:paragraph-rsid="0017daa7"/>
    </style:style>
    <style:style style:name="P7" style:family="paragraph" style:parent-style-name="First_20_paragraph">
      <style:paragraph-properties fo:margin-left="0in" fo:margin-right="0in" fo:text-indent="0in" style:auto-text-indent="false"/>
      <style:text-properties officeooo:paragraph-rsid="001b3820"/>
    </style:style>
    <style:style style:name="P8" style:family="paragraph" style:parent-style-name="Heading_20_1">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fo:break-before="page"/>
    </style:style>
    <style:style style:name="P10" style:family="paragraph" style:parent-style-name="Heading_20_1">
      <style:paragraph-properties fo:break-before="page"/>
      <style:text-properties officeooo:rsid="001951e2" officeooo:paragraph-rsid="001951e2"/>
    </style:style>
    <style:style style:name="P11" style:family="paragraph" style:parent-style-name="Heading_20_2">
      <style:paragraph-properties fo:margin-left="0in" fo:margin-right="0in" fo:text-indent="0in" style:auto-text-indent="false"/>
    </style:style>
    <style:style style:name="P12" style:family="paragraph" style:parent-style-name="Heading_20_2">
      <style:text-properties officeooo:rsid="001951e2" officeooo:paragraph-rsid="001951e2"/>
    </style:style>
    <style:style style:name="P13" style:family="paragraph" style:parent-style-name="Heading_20_3" style:master-page-name="First_20_Page">
      <style:paragraph-properties fo:margin-left="0in" fo:margin-right="0in" fo:text-indent="0in" style:auto-text-indent="false" style:page-number="auto"/>
      <style:text-properties fo:color="#ff5555" loext:opacity="100%"/>
    </style:style>
    <style:style style:name="T1" style:family="text">
      <style:text-properties officeooo:rsid="0017daa7"/>
    </style:style>
    <style:style style:name="T2" style:family="text">
      <style:text-properties officeooo:rsid="00185120"/>
    </style:style>
    <style:style style:name="T3" style:family="text">
      <style:text-properties officeooo:rsid="001a6aa6"/>
    </style:style>
    <style:style style:name="T4" style:family="text">
      <style:text-properties officeooo:rsid="001b3820"/>
    </style:style>
    <style:style style:name="T5" style:family="text">
      <style:text-properties style:font-name="Fira Sans"/>
    </style:style>
    <style:style style:name="T6" style:family="text">
      <style:text-properties style:font-name="Fira Sans" officeooo:rsid="001b38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text:bookmark-start text:name="note-if-you-plan-to-add-these-to-a-database-yourself-no-field-can-be-null.-for-fields-that-dont-need-anything-in-them-put-a-whitespace-character."/>Note: If you plan to add these to a database yourself, no field can be NULL. For fields that don’t need anything in them, put a whitespace character.<text:bookmark-end text:name="note-if-you-plan-to-add-these-to-a-database-yourself-no-field-can-be-null.-for-fields-that-dont-need-anything-in-them-put-a-whitespace-character."/> <text:span text:style-name="T2">Also replace all newlines with \r and all tabs with 4 spaces.</text:span></text:h>
      <text:h text:style-name="P8" text:outline-level="1"><text:bookmark-start text:name="introduction"/>1 – Introduction<text:bookmark-end text:name="introduction"/></text:h>
      <text:p text:style-name="P4">Below you have your editor (left) and the preview (right). The preview lets you see the output of whatever code is in the editor, this helps you learn by seeing what you have done. What you are reading now are the instructions for your lesson. The submit button, at the bottom, will only react if you got the answer correct. Pay attention to the editor, it will tell you when something is wrong. Type done into the editor and press submit to move on. </text:p>
      <text:h text:style-name="P11" text:outline-level="2">Answer: </text:h>
      <text:p text:style-name="P2">done</text:p>
      <text:h text:style-name="P9" text:outline-level="1" text:is-list-header="true"><text:bookmark-start text:name="what-is-html"/>2 – What is HTML?<text:bookmark-end text:name="what-is-html"/></text:h>
      <text:p text:style-name="P2">HTML allows you to define parts of a website, but it can only do so much. In later lessons we will learn how to style HTML so you can make your website look how you want it to, but for now, the basics. The first thing we need to tell The Browser that we are using HTML5 with the &lt;DOCTYPE&gt; element. An element is what tells The Browser what you want to display. They start with &lt;elementname&gt; and end with &lt;/elementname&gt;, we call these tags. The first is the opening tag, and the second is the closing tag, but not all elements have a closing tag, like the &lt;DOCTYPE&gt; element. Speaking of the &lt;DOCTYPE&gt; element, it looks like this: &lt;!DOCTYPE html&gt; and shoud be put at the start of all files. Unless I tell you, assume all elements have an opening and closing tag. </text:p>
      <text:h text:style-name="P11" text:outline-level="2">Answer: </text:h>
      <text:p text:style-name="P2">&lt;!DOCTYPE html&gt;</text:p>
      <text:h text:style-name="P9" text:outline-level="1" text:is-list-header="true"><text:bookmark-start text:name="more-boilerplate"/>3 – More Boilerplate<text:bookmark-end text:name="more-boilerplate"/></text:h>
      <text:p text:style-name="P2">Unfortunately, &lt;DOCTYPE&gt; isn’t the only thing required in a document before we start seeing progress. We also need the following after the &lt;DOCTYPE&gt; element: &lt;html&gt; &lt;head&gt; &lt;/head&gt; &lt;body&gt; &lt;/body&gt; &lt;/html&gt; The html element tells The Browser where the actual code starts and ends. This is called boilerplate code, we need this because computers are dumb and need to be told exactly what to do. Programming Languages take care of most boilerplate code, but they can only do so much. The other elements will be explained in further detail when they are relevant, just know you need them. <text:s/></text:p>
      <text:h text:style-name="P11" text:outline-level="2">Code: </text:h>
      <text:p text:style-name="P2">&lt;!DOCTYPE html&gt; </text:p>
      <text:h text:style-name="P11" text:outline-level="2">Answer: </text:h>
      <text:p text:style-name="P2">&lt;!DOCTYPE html&gt; </text:p>
      <text:p text:style-name="P2">&lt;html&gt; </text:p>
      <text:p text:style-name="P2">&lt;head&gt; </text:p>
      <text:p text:style-name="P2">&lt;/head&gt; </text:p>
      <text:p text:style-name="P2">&lt;body&gt; </text:p>
      <text:p text:style-name="P2">&lt;/body&gt; </text:p>
      <text:p text:style-name="P2">&lt;/html&gt;</text:p>
      <text:h text:style-name="P9" text:outline-level="1" text:is-list-header="true"><text:bookmark-start text:name="name-it-with-a-title"/>4 – Name It With A Title<text:bookmark-end text:name="name-it-with-a-title"/></text:h>
      <text:p text:style-name="P2">As I said last lesson, the other elements will be explained in the next lessons and it is time for me to explain the &lt;head&gt; element. The &lt;head&gt; element contains metadata for your page including, the title. The &lt;title&gt; element lets you assign the title of the page. When you write a normal page, you will see the name of the tab change but not with my editor. Put &lt;title&gt;Dog Photos&lt;/title&gt; in between the &lt;head&gt; tags. </text:p>
      <text:h text:style-name="P11" text:outline-level="2">Code: </text:h>
      <text:p text:style-name="P2">&lt;!DOCTYPE html&gt; </text:p>
      <text:p text:style-name="P2">&lt;html&gt; </text:p>
      <text:p text:style-name="P2">&lt;head&gt; </text:p>
      <text:p text:style-name="P2">&lt;/head&gt; </text:p>
      <text:p text:style-name="P2">&lt;body&gt; </text:p>
      <text:p text:style-name="P2">&lt;/body&gt; </text:p>
      <text:p text:style-name="P2">&lt;/html&gt; </text:p>
      <text:h text:style-name="P11"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body&gt; </text:p>
      <text:p text:style-name="P2">&lt;/html&gt;</text:p>
      <text:h text:style-name="P9" text:outline-level="1" text:is-list-header="true"><text:bookmark-start text:name="now-some-content"/>5 – Now Some Content<text:bookmark-end text:name="now-some-content"/></text:h>
      <text:p text:style-name="P2">Time to start building the actual page. Although you could just type between the &lt;body&gt; tags, or even in a blank file, it doesn’t allow you to do much with the page. To add some content, we use a paragraph tag: &lt;p&gt;. Tags can contain text or other tags, as long as they have a closing tag. Between the &lt;body&gt; tags, add a paragraph containing: Dogs are great pets, here are some pictures of mine! </text:p>
      <text:h text:style-name="P11" text:outline-level="2">Code: </text:h>
      <text:p text:style-name="P6">&lt;!DOCTYPE html&gt; </text:p>
      <text:p text:style-name="P6">&lt;html&gt; </text:p>
      <text:p text:style-name="P6">&lt;head&gt; </text:p>
      <text:p text:style-name="P6">&lt;title&gt;Dog Photos&lt;/title&gt; </text:p>
      <text:p text:style-name="P6">&lt;/head&gt; </text:p>
      <text:p text:style-name="P6">&lt;body&gt; </text:p>
      <text:p text:style-name="P6">&lt;/body&gt; </text:p>
      <text:p text:style-name="P6">&lt;/html&gt; </text:p>
      <text:h text:style-name="P11"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p&gt;Dogs are great pets, here are some pictures of mine!&lt;/p&gt; </text:p>
      <text:p text:style-name="P2">&lt;/body&gt; </text:p>
      <text:p text:style-name="P2">&lt;/html&gt;</text:p>
      <text:h text:style-name="P9" text:outline-level="1" text:is-list-header="true"><text:bookmark-start text:name="headers"/>6 – Headers<text:bookmark-end text:name="headers"/></text:h>
      <text:p text:style-name="P2">I realized that I haven’t explained the &lt;body&gt; element yet. It’s very simple, that’s where your content goes. Anyway…Headers, the visual organization of your content. We have six levels, &lt;h1&gt; through &lt;h6&gt;. The lower the number, the bigger the text and the higher level header. &lt;h1&gt; is a title header and each below it level gives you more organization for your page. All except the lowest 2 or 3 levels, they are the same size as, or smaller than, the &lt;p&gt; text. <text:span text:style-name="T1">L</text:span>et’s add <text:span text:style-name="T1">an &lt;h1&gt;</text:span> before &lt;p&gt; that’s the same as the page title. </text:p>
      <text:h text:style-name="P11"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p&gt;Dogs are great pets, here are some pictures of mine!&lt;/p&gt; </text:p>
      <text:p text:style-name="P2">&lt;/body&gt; </text:p>
      <text:p text:style-name="P2">&lt;/html&gt; </text:p>
      <text:h text:style-name="P11"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body&gt; </text:p>
      <text:p text:style-name="P1">&lt;/html&gt;</text:p>
      <text:h text:style-name="P9" text:outline-level="1" text:is-list-header="true"><text:bookmark-start text:name="more-headers"/>7 – More Headers<text:bookmark-end text:name="more-headers"/></text:h>
      <text:p text:style-name="P2"><text:span text:style-name="T2">To prepare for the next lesson</text:span>, lets add a section for photos using a &lt;h2&gt; element with the text: Photos </text:p>
      <text:h text:style-name="P11"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body&gt; </text:p>
      <text:p text:style-name="P2">&lt;/html&gt; </text:p>
      <text:h text:style-name="P11"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body&gt; </text:p>
      <text:p text:style-name="P2">&lt;/html&gt;</text:p>
      <text:h text:style-name="P9" text:outline-level="1" text:is-list-header="true"><text:bookmark-start text:name="finally-some-dog-pictures"/>8 - Finally, Some Dog Pictures<text:bookmark-end text:name="finally-some-dog-pictures"/></text:h>
      <text:p text:style-name="P2">Ok, time to add some photos. To add an image, you need an element. This is one of them tags that don’t close, so keep that in mind. Also time to introduce you to my good friend, the attribute. Attributes are very helpful and there are many of them, some are only good for certain elements while others can be used for all. Attributes go inside the opening tag of an element after the element name and are set equal to some value: &lt;some-element some-attribute=“some-value”&gt;. The attribute we need for images is src. Inside the quotes, we put the filename or url to the image. Make an element after the Photos header with the src value set to: Jed.png </text:p>
      <text:h text:style-name="P11"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body&gt; </text:p>
      <text:p text:style-name="P2">&lt;/html&gt; </text:p>
      <text:h text:style-name="P11" text:outline-level="2">Answer: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7"><text:span text:style-name="T5">&lt;img src=</text:span><text:span text:style-name="T6">"</text:span><text:span text:style-name="T5">Jed.png</text:span><text:span text:style-name="T6">"</text:span><text:span text:style-name="T5">&gt; </text:span></text:p>
      <text:p text:style-name="P2">&lt;/body&gt; </text:p>
      <text:p text:style-name="P2">&lt;/html&gt;</text:p>
      <text:h text:style-name="P9" text:outline-level="1" text:is-list-header="true"><text:bookmark-start text:name="another-attribute"/>9 - Another Attribute<text:bookmark-end text:name="another-attribute"/></text:h>
      <text:p text:style-name="P2">The src attribute isn’t the only one we use when we make an , we also use an alt attribute. Although alt isn’t strictly required, it is helpful if an image doesn’t load or for people who need screen readers. It will only be shown for images that don’t load. To add an alt attribute, type a space after the src attribute and add it like any other attribute. The text will be: A picture of Jed </text:p>
      <text:h text:style-name="P11" text:outline-level="2">Code: </text:h>
      <text:p text:style-name="P2">&lt;!DOCTYPE html&gt; </text:p>
      <text:p text:style-name="P2">&lt;html&gt; </text:p>
      <text:p text:style-name="P2">&lt;head&gt; </text:p>
      <text:p text:style-name="P2">&lt;title&gt;Dog Photos&lt;/title&gt; </text:p>
      <text:p text:style-name="P2">&lt;/head&gt; </text:p>
      <text:p text:style-name="P2">&lt;body&gt; </text:p>
      <text:p text:style-name="P2">&lt;h1&gt;Dog Photos&lt;/h1&gt; </text:p>
      <text:p text:style-name="P2">&lt;p&gt;Dogs are great pets, here are some pictures of mine!&lt;/p&gt; </text:p>
      <text:p text:style-name="P2">&lt;h2&gt;Photos&lt;/h2&gt; </text:p>
      <text:p text:style-name="P2">&lt;img src=<text:span text:style-name="T4">"</text:span>Jed.png<text:span text:style-name="T4">"</text:span>&gt; </text:p>
      <text:p text:style-name="P2">&lt;/body&gt; </text:p>
      <text:p text:style-name="P2">&lt;/html&gt; </text:p>
      <text:h text:style-name="P11" text:outline-level="2">Answer: </text:h>
      <text:p text:style-name="P3">&lt;!DOCTYPE html&gt;</text:p>
      <text:p text:style-name="P3">&lt;html&gt; </text:p>
      <text:p text:style-name="P2">&lt;head&gt;</text:p>
      <text:p text:style-name="P2">&lt;title&gt;Dog Photos&lt;/title&gt;</text:p>
      <text:p text:style-name="P2">&lt;/head&gt;</text:p>
      <text:p text:style-name="P2">&lt;body&gt;</text:p>
      <text:p text:style-name="P2">&lt;h1&gt;Dog Photos&lt;/h1&gt;</text:p>
      <text:p text:style-name="P2">&lt;p&gt;Dogs are great pets, here are some pictures of mine!&lt;/p&gt;</text:p>
      <text:p text:style-name="P2">&lt;h2&gt;Photos&lt;/h2&gt;</text:p>
      <text:p text:style-name="P2">&lt;img src=<text:span text:style-name="T4">"J</text:span>ed.png<text:span text:style-name="T4">"</text:span> alt=<text:span text:style-name="T4">"</text:span>A picture of Jed<text:span text:style-name="T4">"</text:span>&gt;</text:p>
      <text:p text:style-name="P2">&lt;/body&gt;</text:p>
      <text:p text:style-name="P2">&lt;/html&gt;</text:p>
      <text:h text:style-name="P10" text:outline-level="1">10 – Break Time</text:h>
      <text:h text:style-name="P12" text:outline-level="2">Content:</text:h>
      <text:p text:style-name="P5">Time for a break <text:span text:style-name="T3">to</text:span> absorb the information you just learned. You’ve been working hard, whether you blew through the lessons or went slowly. Use your breaks to play around with the editor, get a snack, or just sit back and relax. Take your time on the next few lessons, <text:span text:style-name="T3">there is a break every 10 lessons</text:span>. Leave the editor blank to go to the next less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ira Sans" svg:font-family="'Fira Sans'" style:font-family-generic="swiss" style:font-pitch="variable"/>
    <style:font-face style:name="Fira Sans1" svg:font-family="'Fira Sans'" style:font-adornments="Regular" style:font-family-generic="swiss" style:font-pitch="variable"/>
    <style:font-face style:name="Lucida Sans Unicode" svg:font-family="'Lucida Sans Unicode'" style:font-family-generic="system" style:font-pitch="variable"/>
    <style:font-face style:name="SpaceMono Nerd Font" svg:font-family="'SpaceMono Nerd Font'"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paceMono Nerd Font" fo:font-family="'SpaceMono Nerd Font'" style:font-style-name="Regular" style:font-pitch="fixed"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text-properties style:font-name="Fira Sans1" fo:font-family="'Fira Sans'"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 style:print-orientation="portrait"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opacity="100%"/>
    </style:style>
  </office:automatic-styles>
  <office:master-styles>
    <style:master-page style:name="Standard" style:page-layout-name="Mpm1" draw:style-name="Mdp1" style:next-style-name="HTML"/>
    <style:master-page style:name="Endnote" style:page-layout-name="Mpm2" draw:style-name="Mdp1"/>
    <style:master-page style:name="Envelope" style:page-layout-name="Mpm3" draw:style-name="Mdp1"/>
    <style:master-page style:name="First_20_Page" style:display-name="First Page" style:page-layout-name="Mpm4" draw:style-name="Mdp1" style:next-style-name="Standard"/>
    <style:master-page style:name="HTML" style:page-layout-name="Mpm5" draw:style-name="Mdp2"/>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meta:creation-date>2022-11-19T21:27:52Z</meta:creation-date>
    <dc:date>2022-11-20T19:51:42.703421616</dc:date>
    <meta:editing-cycles>7</meta:editing-cycles>
    <meta:editing-duration>PT4H11M3S</meta:editing-duration>
    <meta:document-statistic meta:table-count="0" meta:image-count="0" meta:object-count="0" meta:page-count="10" meta:paragraph-count="167" meta:word-count="1198" meta:character-count="7095" meta:non-whitespace-character-count="5920"/>
  </office:meta>
</office:document-meta>
</file>